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anklin Gothic Medium" svg:font-family="'Franklin Gothic Medium'" style:font-family-generic="swiss"/>
    <style:font-face style:name="Haettenschweiler" svg:font-family="Haettenschweiler, 'Yu Gothic UI Semibold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宋体" svg:font-family="宋体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ettenschweiler" fo:font-size="36pt" fo:font-weight="normal" style:font-size-asian="36pt" style:font-weight-asian="normal" style:font-name-complex="Times New Roman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016d2d" style:font-size-asian="15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anklin Gothic Medium" fo:font-size="15pt" fo:font-weight="bold" style:font-size-asian="15pt" style:font-weight-asian="bold" style:font-name-complex="Franklin Gothic Medium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paragraph-rsid="00016d2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34fbe" officeooo:paragraph-rsid="00034fb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029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6">A+B with Binary Search Trees</text:p>
      <text:p text:style-name="P3"/>
      <text:p text:style-name="P7"><text:span text:style-name="T1">Author’s Name </text:span></text:p>
      <text:p text:style-name="P5"/>
      <text:p text:style-name="P4">Date: <text:span text:style-name="T2">2026-04-0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anklin Gothic Medium" svg:font-family="'Franklin Gothic Medium'" style:font-family-generic="swiss"/>
    <style:font-face style:name="Haettenschweiler" svg:font-family="Haettenschweiler, 'Yu Gothic UI Semibold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fo:font-size="22pt" fo:font-weight="bold" style:font-size-asian="22pt" style:font-weight-asian="bold" style:font-name-complex="Arial" style:font-family-complex="Arial" style:font-family-generic-complex="swiss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fo:font-size="16pt" fo:font-weight="bold" style:font-size-asian="16pt" style:font-weight-asian="bold" style:font-name-complex="Arial" style:font-family-complex="Arial" style:font-family-generic-complex="swiss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5pt" fo:font-weight="bold" style:font-size-asian="15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style:line-height-at-least="0in" fo:text-indent="0.5835in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默认段落字体" style:family="text"/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enyue</meta:initial-creator>
    <meta:creation-date>2003-08-06T20:28:00</meta:creation-date>
    <dc:date>2026-04-06T09:55:53.346351630</dc:date>
    <meta:editing-cycles>65</meta:editing-cycles>
    <meta:editing-duration>P1DT9M33S</meta:editing-duration>
    <meta:generator>LibreOffice/24.2.7.2$Linux_X86_64 LibreOffice_project/420$Build-2</meta:generator>
    <meta:document-statistic meta:table-count="0" meta:image-count="0" meta:object-count="0" meta:page-count="1" meta:paragraph-count="3" meta:word-count="9" meta:character-count="58" meta:non-whitespace-character-count="51"/>
    <meta:user-defined meta:name="ICV">EEA95A91F58F4C95A863572A9F29F929_12</meta:user-defined>
    <meta:user-defined meta:name="KSOProductBuildVer">2052-12.1.0.25225</meta:user-defined>
    <meta:user-defined meta:name="KSOTemplateDocerSaveRecord">eyJoZGlkIjoiMzEwNTM5NzYwMDRjMzkwZTVkZjY2ODkwMGIxNGU0OTUiLCJ1c2VySWQiOiI2NjQ4MTE0NjAifQ==</meta:user-defined>
  </office:meta>
</office:document-meta>
</file>